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0.26pt"/>
    </style:style>
    <style:style style:name="co3" style:family="table-column">
      <style:table-column-properties fo:break-before="auto" style:column-width="16.81pt"/>
    </style:style>
    <style:style style:name="co4" style:family="table-column">
      <style:table-column-properties fo:break-before="auto" style:column-width="13.75pt"/>
    </style:style>
    <style:style style:name="co5" style:family="table-column">
      <style:table-column-properties fo:break-before="auto" style:column-width="42.86pt"/>
    </style:style>
    <style:style style:name="co6" style:family="table-column">
      <style:table-column-properties fo:break-before="auto" style:column-width="19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id caso</text:p>
          </table:table-cell>
          <table:table-cell table:style-name="ce1" office:value-type="string" calcext:value-type="string" table:number-columns-spanned="3" table:number-rows-spanned="1">
            <text:p>tamanho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media vel vento</text:p>
          </table:table-cell>
          <table:covered-table-cell/>
          <table:table-cell table:style-name="ce1" office:value-type="string" calcext:value-type="string" table:number-columns-spanned="2" table:number-rows-spanned="1">
            <text:p>Mes</text:p>
          </table:table-cell>
          <table:covered-table-cell/>
          <table:table-cell table:number-columns-repeated="2"/>
          <table:table-cell office:value-type="string" calcext:value-type="string">
            <text:p>Buracos</text:p>
          </table:table-cell>
          <table:table-cell table:number-columns-repeated="2"/>
          <table:table-cell office:value-type="string" calcext:value-type="string">
            <text:p>Doenc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formula="of:=1-(ABS([.D$9]-[.D3])/(MAX([.D$3:.D$6])-MIN(([.D$3:.D$6]))))"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formula="of:=1-(ABS([.F$9]-[.F3])/(MAX([.F$3:.F$6])-MIN(([.F$3:.F$6]))))" office:value-type="float" office:value="0.666666666666667" calcext:value-type="float">
            <text:p>0.666666666666667</text:p>
          </table:table-cell>
          <table:table-cell office:value-type="float" office:value="3" calcext:value-type="float">
            <text:p>3</text:p>
          </table:table-cell>
          <table:table-cell table:formula="of:=1-(ABS([.H$9]-[.H3])/(12-1))" office:value-type="float" office:value="0.545454545454545" calcext:value-type="float">
            <text:p>0.545454545454545</text:p>
          </table:table-cell>
          <table:table-cell office:value-type="string" calcext:value-type="string">
            <text:p>verde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formula="of:=1-(ABS([.D$9]-[.D4])/(MAX([.D$3:.D$6])-MIN(([.D$3:.D$6]))))"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formula="of:=1-(ABS([.F$9]-[.F4])/(MAX([.F$3:.F$6])-MIN(([.F$3:.F$6]))))" office:value-type="float" office:value="0.666666666666667" calcext:value-type="float">
            <text:p>0.666666666666667</text:p>
          </table:table-cell>
          <table:table-cell office:value-type="float" office:value="4" calcext:value-type="float">
            <text:p>4</text:p>
          </table:table-cell>
          <table:table-cell table:formula="of:=1-(ABS([.H$9]-[.H4])/(12-1))" office:value-type="float" office:value="0.636363636363636" calcext:value-type="float">
            <text:p>0.636363636363636</text:p>
          </table:table-cell>
          <table:table-cell office:value-type="string" calcext:value-type="string">
            <text:p>amarela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formula="of:=1-(ABS([.D$9]-[.D5])/(MAX([.D$3:.D$6])-MIN(([.D$3:.D$6])))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1-(ABS([.F$9]-[.F5])/(MAX([.F$3:.F$6])-MIN(([.F$3:.F$6]))))" office:value-type="float" office:value="0.333333333333333" calcext:value-type="float">
            <text:p>0.333333333333333</text:p>
          </table:table-cell>
          <table:table-cell office:value-type="float" office:value="10" calcext:value-type="float">
            <text:p>10</text:p>
          </table:table-cell>
          <table:table-cell table:formula="of:=1-(ABS([.H$9]-[.H5])/(12-1))" office:value-type="float" office:value="0.818181818181818" calcext:value-type="float">
            <text:p>0.818181818181818</text:p>
          </table:table-cell>
          <table:table-cell office:value-type="string" calcext:value-type="string">
            <text:p>marrom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formula="of:=1-(ABS([.D$9]-[.D6])/(MAX([.D$3:.D$6])-MIN(([.D$3:.D$6])))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1-(ABS([.F$9]-[.F6])/(MAX([.F$3:.F$6])-MIN(([.F$3:.F$6]))))" office:value-type="float" office:value="0.466666666666667" calcext:value-type="float">
            <text:p>0.466666666666667</text:p>
          </table:table-cell>
          <table:table-cell office:value-type="float" office:value="11" calcext:value-type="float">
            <text:p>11</text:p>
          </table:table-cell>
          <table:table-cell table:formula="of:=1-(ABS([.H$9]-[.H6])/(12-1))" office:value-type="float" office:value="0.727272727272727" calcext:value-type="float">
            <text:p>0.727272727272727</text:p>
          </table:table-cell>
          <table:table-cell office:value-type="string" calcext:value-type="string">
            <text:p>amarela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problema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marela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table:formula="of:=(MAX([.D3:.D6]))" office:value-type="float" office:value="3" calcext:value-type="float">
            <text:p>3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6:31:48.714766535</meta:creation-date>
    <dc:date>2018-09-26T17:03:48.342106330</dc:date>
    <meta:editing-duration>PT5M59S</meta:editing-duration>
    <meta:editing-cycles>1</meta:editing-cycles>
    <meta:generator>LibreOffice/6.1.0.3$Linux_X86_64 LibreOffice_project/10$Build-3</meta:generator>
    <meta:document-statistic meta:table-count="1" meta:cell-count="62" meta:object-count="0"/>
  </office:meta>
</office:document-meta>
</file>